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style="italic" fo:font-weight="bold" style:font-style-asian="italic" style:font-style-complex="italic" style:font-weight-asian="bold" style:font-weight-complex="bol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Text_20_body" style:list-style-name="L7">
    </style:style>
    <style:style style:name="P17" style:family="paragraph" style:parent-style-name="Text_20_body" style:list-style-name="L8">
      <style:paragraph-properties fo:margin-top="0in" fo:margin-bottom="0in"/>
    </style:style>
    <style:style style:name="P18" style:family="paragraph" style:parent-style-name="Text_20_body" style:list-style-name="L9">
      <style:paragraph-properties fo:margin-top="0in" fo:margin-bottom="0in"/>
    </style:style>
    <style:style style:name="P19" style:family="paragraph" style:parent-style-name="Text_20_body" style:list-style-name="L10">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11">
      <style:paragraph-properties fo:margin-top="0in" fo:margin-bottom="0in"/>
    </style:style>
    <style:style style:name="P25" style:family="paragraph" style:parent-style-name="Text_20_body" style:list-style-name="L12">
      <style:paragraph-properties fo:margin-top="0in" fo:margin-bottom="0in"/>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Text_20_body" style:list-style-name="L13">
    </style:style>
    <style:style style:name="P30" style:family="paragraph" style:parent-style-name="Text_20_body" style:list-style-name="L14">
      <style:paragraph-properties fo:margin-top="0in" fo:margin-bottom="0in"/>
    </style:style>
  </office:automatic-styles>
  <office:body>
    <office:text>
      <text:p text:style-name="Title">Your First Own Program</text:p>
      <text:p text:style-name="Author"><text:a xlink:type="simple" xlink:href="https://csci-1301.github.io/about#authors" office:name=""><text:span text:style-name="Definition">https://csci-1301.github.io/about#authors</text:span></text:a></text:p>
      <text:p text:style-name="Date">June 7, 2021 (11:33:3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first edit an existing program then create a new program “from scratch”. You will also explore C# documentation and learn new useful IDE features.</text:p>
      <text:h text:style-name="Heading_20_1" text:outline-level="1"><text:bookmark-start text:name="your-first-own-program"/>Your First Own Program<text:bookmark-end text:name="your-first-own-program"/></text:h>
      <text:h text:style-name="Heading_20_2" text:outline-level="2"><text:bookmark-start text:name="editing-existing-program"/>Editing Existing Program<text:bookmark-end text:name="editing-existing-program"/></text:h>
      <text:h text:style-name="Heading_20_3" text:outline-level="3"><text:bookmark-start text:name="re-using-and-editing"/>Re-using and Editing<text:bookmark-end text:name="re-using-and-editing"/></text:h>
      <text:list text:style-name="L1">
        <text:list-item>
          <text:p text:style-name="P1">Download <text:a xlink:type="simple" xlink:href="InitialSolution.zip" office:name=""><text:span text:style-name="Definition">Initial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
      <text:h text:style-name="Heading_20_3" text:outline-level="3"><text:bookmark-start text:name="renaming"/>Renaming<text:bookmark-end text:name="renaming"/></text:h>
      <text:p text:style-name="First_20_paragraph">Open <text:span text:style-name="NormalTok">InitialSolution</text:span> that you just extracted in your IDE.</text:p>
      <text:h text:style-name="Heading_20_4" text:outline-level="4"><text:bookmark-start text:name="renaming-the-solution"/>Renaming the Solution<text:bookmark-end text:name="renaming-the-solution"/></text:h>
      <text:p text:style-name="First_20_paragraph">Use your IDE to rename this <text:span text:style-name="T1">solution</text:span>:</text:p>
      <text:list text:style-name="L3">
        <text:list-item>
          <text:p text:style-name="P3">Right-click on <text:span text:style-name="NormalTok">InitialSolution</text:span> (in “Solution Explorer”, “Explorer”, or even “Solution”).</text:p>
        </text:list-item>
        <text:list-item>
          <text:p text:style-name="P3">Select “Rename” (it can be under “Edit”), then rename the solution to <text:span text:style-name="NormalTok">EditedSolution</text:span>.</text:p>
        </text:list-item>
        <text:list-item>
          <text:p text:style-name="P3">What change(s) do you notice in your IDE?</text:p>
        </text:list-item>
        <text:list-item>
          <text:p text:style-name="P3">Can you still build and debug your program?</text:p>
        </text:list-item>
        <text:list-item>
          <text:p text:style-name="P3">Look in your file system where you unzipped the solution earlier. Did the name of the project directory change? Did the name of the <text:span text:style-name="OperatorTok">.</text:span><text:span text:style-name="FunctionTok">sln</text:span> file change?</text:p>
        </text:list-item>
      </text:list>
      <text:p text:style-name="First_20_paragraph"><text:span text:style-name="T2">Do not</text:span><text:span text:style-name="T3"> rename a solution outside your IDE: always use an IDE to rename.</text:span></text:p>
      <text:p text:style-name="Text_20_body">Renaming C# project files requires more than simply changing a file name. By using an IDE to perform renaming, all references to the name will be updated.</text:p>
      <text:h text:style-name="Heading_20_4" text:outline-level="4"><text:bookmark-start text:name="renaming-the-project"/>Renaming the Project<text:bookmark-end text:name="renaming-the-project"/></text:h>
      <text:p text:style-name="First_20_paragraph">Next use your IDE to rename the <text:span text:style-name="T1">project</text:span>:</text:p>
      <text:list text:style-name="L4">
        <text:list-item>
          <text:p text:style-name="P4">Right-click on <text:span text:style-name="NormalTok">InitialProject</text:span>.</text:p>
        </text:list-item>
        <text:list-item>
          <text:p text:style-name="P4">Select “Rename” then rename the solution to <text:span text:style-name="NormalTok">EditedProject</text:span>.</text:p>
        </text:list-item>
        <text:list-item>
          <text:p text:style-name="P4">What change(s) do you notice in your IDE?</text:p>
        </text:list-item>
        <text:list-item>
          <text:p text:style-name="P4">Can you still build and debug your program?</text:p>
        </text:list-item>
        <text:list-item>
          <text:p text:style-name="P4">Look in your file system where you unzipped the solution earlier. Did the name of the project directory change? Did the name of the <text:span text:style-name="OperatorTok">.</text:span><text:span text:style-name="FunctionTok">csproj</text:span> file change?</text:p>
        </text:list-item>
      </text:list>
      <text:h text:style-name="Heading_20_3" text:outline-level="3"><text:bookmark-start text:name="editing"/>Editing<text:bookmark-end text:name="editing"/></text:h>
      <text:p text:style-name="First_20_paragraph">We will now change (edit) our <text:span text:style-name="NormalTok">EditedSolution</text:span> solution.</text:p>
      <text:list text:style-name="L5">
        <text:list-item>
          <text:p text:style-name="P5">In <text:span text:style-name="NormalTok">Program</text:span><text:span text:style-name="OperatorTok">.</text:span><text:span text:style-name="FunctionTok">cs</text:span>:</text:p>
          <text:list text:style-name="L6">
            <text:list-item>
              <text:p text:style-name="P6">replace <text:span text:style-name="StringTok">"Welcome to the lab portion of CSCI 1301!"</text:span></text:p>
            </text:list-item>
            <text:list-item>
              <text:p text:style-name="P6">with <text:span text:style-name="StringTok">"This is my first program."</text:span>.</text:p>
            </text:list-item>
          </text:list>
        </text:list-item>
        <text:list-item>
          <text:p text:style-name="P5">Build and run the program. Do you notice any change(s)?</text:p>
        </text:list-item>
        <text:list-item>
          <text:p text:style-name="P5">Insert a new line after the existing <text:span text:style-name="NormalTok">Console</text:span><text:span text:style-name="OperatorTok">.</text:span><text:span text:style-name="FunctionTok">WriteLine</text:span> and before the first <text:span text:style-name="OperatorTok">}</text:span> sign and paste the following:</text:p>
          <text:p text:style-name="P7">Console.Write("This is my second message."); </text:p>
        </text:list-item>
        <text:list-item>
          <text:p text:style-name="P5">Build and run the program. Do you notice any change(s)?</text:p>
        </text:list-item>
        <text:list-item>
          <text:p text:style-name="P5">Insert another new line after the one you just created and paste the following:</text:p>
          <text:p text:style-name="P8">Console.Write("This is my third message."); </text:p>
        </text:list-item>
        <text:list-item>
          <text:p text:style-name="P5">Build and run the program. Can you notice the difference between <text:span text:style-name="NormalTok">WriteLine</text:span> and <text:span text:style-name="NormalTok">Write</text:span>?</text:p>
        </text:list-item>
        <text:list-item>
          <text:p text:style-name="P5">Insert another new line after the one you just created and paste the following:</text:p>
          <text:p text:style-name="P9">Console.Write("\t This is my fourth message."); </text:p>
        </text:list-item>
        <text:list-item>
          <text:p text:style-name="P5">Build and run the program. Can you tell what <text:span text:style-name="NormalTok">\t</text:span> is doing?</text:p>
        </text:list-item>
        <text:list-item>
          <text:p text:style-name="P5">Insert another new line after the one you just created and paste the following:</text:p>
          <text:p text:style-name="P10">Console.Write("\n This \n is \n my fifth message.\n");</text:p>
        </text:list-item>
        <text:list-item>
          <text:p text:style-name="P5">Build and run the program. You should see something like this:</text:p>
          <text:p text:style-name="P11">This is my first program.</text:p>
          <text:p text:style-name="P12">This is my second message.This is my third message. <text:s text:c="3"/>This is my fourth message.</text:p>
          <text:p text:style-name="P13"><text:s text:c="1"/>This</text:p>
          <text:p text:style-name="P14"><text:s text:c="1"/>is</text:p>
          <text:p text:style-name="P15"><text:s text:c="1"/>my fifth message.</text:p>
          <text:p text:style-name="P5">Can you tell what <text:span text:style-name="NormalTok">\n</text:span> is doing?</text:p>
        </text:list-item>
        <text:list-item>
          <text:p text:style-name="P5">Have a look at <text:a xlink:type="simple" xlink:href="/book.html#escape-sequences" office:name=""><text:span text:style-name="Definition">escape sequences</text:span></text:a> and edit your program by adding a statement that displays the <text:span text:style-name="NormalTok">\</text:span> and the <text:span text:style-name="StringTok">"</text:span> characters.</text:p>
        </text:list-item>
        <text:list-item>
          <text:p text:style-name="P5">Add a comment (using <text:span text:style-name="CommentTok">//</text:span> or <text:span text:style-name="CommentTok">/*</text:span> and <text:span text:style-name="OperatorTok">*/</text:span>) in your program.</text:p>
        </text:list-item>
      </text:list>
      <text:p text:style-name="First_20_paragraph">Make a back up of what you just did: upload <text:span text:style-name="NormalTok">EditedSolution</text:span> to your remote backup or copy it on your thumb drive. After saving the backup, close your IDE and make sure you can still open the solution. Re-downloading and re-opening solutions is a good way of making sure that your backup is correct.</text:p>
      <text:h text:style-name="Heading_20_2" text:outline-level="2"><text:bookmark-start text:name="creating-your-first-new-project"/>Creating Your First New Project<text:bookmark-end text:name="creating-your-first-new-project"/></text:h>
      <text:p text:style-name="First_20_paragraph">This time you will not be given a project to load or to copy. You will start from scratch. If your IDE is currently open, exit your IDE application. Next create a new folder for this lab in your backup directory.</text:p>
      <text:h text:style-name="Heading_20_3" text:outline-level="3"><text:bookmark-start text:name="starting-from-a-template"/>Starting from a Template<text:bookmark-end text:name="starting-from-a-template"/></text:h>
      <text:p text:style-name="First_20_paragraph">We will first create a new C# project using the template for a “Console App”.</text:p>
      <text:list text:style-name="L7">
        <text:list-item>
          <text:p text:style-name="P16">Launch your IDE</text:p>
        </text:list-item>
        <text:list-item>
          <text:p text:style-name="P16">After the IDE launches, look for an option to create a new project. The exact wording varies between different IDEs, but look for one of the following: </text:p>
          <text:list text:style-name="L8">
            <text:list-item>
              <text:p text:style-name="P17"><text:span text:style-name="NormalTok">Create a </text:span><text:span text:style-name="KeywordTok">new</text:span><text:span text:style-name="NormalTok"><text:s text:c="1"/>project</text:span> or <text:span text:style-name="NormalTok">New</text:span> or <text:span text:style-name="NormalTok">New Solution</text:span> in the launch screen<text:line-break/></text:p>
            </text:list-item>
            <text:list-item>
              <text:p text:style-name="P17"><text:span text:style-name="NormalTok">File </text:span><text:span text:style-name="OperatorTok">&gt;</text:span><text:span text:style-name="NormalTok"><text:s text:c="1"/>New </text:span><text:span text:style-name="OperatorTok">&gt;</text:span><text:span text:style-name="NormalTok"><text:s text:c="1"/>Project</text:span> in the IDE menu</text:p>
            </text:list-item>
          </text:list>
        </text:list-item>
        <text:list-item>
          <text:p text:style-name="P16">Look for “Console Application” option and check that the associated language is C#.</text:p>
          <text:list text:style-name="L9">
            <text:list-item>
              <text:p text:style-name="P18"><text:span text:style-name="T1">note to Windows users</text:span>: you may see multiple options for a framework (.Net Framework or .NET Core) and can choose either, it does not make a difference for this class.</text:p>
            </text:list-item>
          </text:list>
        </text:list-item>
        <text:list-item>
          <text:p text:style-name="P16">Enter <text:span text:style-name="NormalTok">MyFirstProject</text:span> as the name of the project.</text:p>
        </text:list-item>
        <text:list-item>
          <text:p text:style-name="P16">Enter <text:span text:style-name="NormalTok">MyFirstSolution</text:span> as the name of the solution.</text:p>
        </text:list-item>
        <text:list-item>
          <text:p text:style-name="P16">For location or solution directory: choose a good place to save your solution. The best pick would be a folder you created for this lab.</text:p>
        </text:list-item>
        <text:list-item>
          <text:p text:style-name="P16">Leave the rest as is and click on “Create” or “Ok”.</text:p>
        </text:list-item>
        <text:list-item>
          <text:p text:style-name="P16">Now answer the following:</text:p>
          <text:list>
            <text:list-item>
              <text:p text:style-name="P18">A source code file appeared in the main window of your IDE. Compare this code with the code you studied previously: How are they different? How are they the same?</text:p>
            </text:list-item>
            <text:list-item>
              <text:p text:style-name="P18">In your file system, navigate to the directory where you stored your project. Open the project directory and compare <text:span text:style-name="NormalTok">MyFirstSolution</text:span> with <text:span text:style-name="NormalTok">EditedSolution</text:span> project you worked on earlier. How are they different? How are they the same?</text:p>
            </text:list-item>
            <text:list-item>
              <text:p text:style-name="P18">Try to compile <text:span text:style-name="NormalTok">MyFirstSolution</text:span>. Did the compilation succeed?</text:p>
            </text:list-item>
            <text:list-item>
              <text:p text:style-name="P18">Execute <text:span text:style-name="NormalTok">MyFirstSolution</text:span>. What happened? Compare what happened with the <text:span text:style-name="NormalTok">EditedSolution</text:span> project.</text:p>
            </text:list-item>
          </text:list>
        </text:list-item>
      </text:list>
      <text:h text:style-name="Heading_20_3" text:outline-level="3"><text:bookmark-start text:name="editing-the-template"/>Editing the Template<text:bookmark-end text:name="editing-the-template"/></text:h>
      <text:p text:style-name="First_20_paragraph">Now you will start writing your own code. We’ll start by writing a very familiar instruction to display a message on the screen.</text:p>
      <text:list text:style-name="L10">
        <text:list-item>
          <text:p text:style-name="P19">Place the cursor inside the <text:span text:style-name="NormalTok">Main</text:span> method,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span text:style-name="DataTypeTok">string</text:span><text:span text:style-name="OperatorTok">[]</text:span><text:span text:style-name="NormalTok"><text:s text:c="1"/>args</text:span><text:span text:style-name="OperatorTok">)</text:span> and the opening brace (i.e.<text:span text:style-name="OperatorTok">{</text:span>).</text:p>
        </text:list-item>
        <text:list-item>
          <text:p text:style-name="P19">Create a new line.</text:p>
        </text:list-item>
        <text:list-item>
          <text:p text:style-name="P19">Type <text:span text:style-name="NormalTok">Console</text:span> then pause</text:p>
        </text:list-item>
        <text:list-item>
          <text:p text:style-name="P19">After a short moment, an auto-completion feature that displays suggestions and messages should display. This is a common IDE feature to help the programmer. You’ll probably end up using it a lot, but let’s not worry about it for now.</text:p>
        </text:list-item>
        <text:list-item>
          <text:p text:style-name="P19">Type in <text:span text:style-name="OperatorTok">.</text:span><text:span text:style-name="FunctionTok">Wri</text:span> after <text:span text:style-name="NormalTok">Console</text:span> (don’t forget the period!) and notice the good suggestions: you actually want to write <text:span text:style-name="NormalTok">WriteLine</text:span>! Either finish writing <text:span text:style-name="NormalTok">WriteLine</text:span> or select it from the menu that appears.</text:p>
        </text:list-item>
        <text:list-item>
          <text:p text:style-name="P19">Now type an open parenthesis, i.e. <text:span text:style-name="OperatorTok">(</text:span>, and notice that it is closed for you automatically.</text:p>
        </text:list-item>
        <text:list-item>
          <text:p text:style-name="P19">Type a <text:span text:style-name="DataTypeTok">string</text:span> of your choice between those two parenthesis, i.e. something like <text:span text:style-name="StringTok">"This is my first message"</text:span> (and don’t forget the quotes).</text:p>
          <text:p text:style-name="P19">At this point, your <text:span text:style-name="NormalTok">Main</text:span> method should look like this:</text:p>
          <text:p text:style-name="P20">static void Main(string[] args)</text:p>
          <text:p text:style-name="P21">{</text:p>
          <text:p text:style-name="P22"><text:s text:c="4"/>Console.WriteLine("This is my first message!")</text:p>
          <text:p text:style-name="P23">}</text:p>
        </text:list-item>
        <text:list-item>
          <text:p text:style-name="P19">Compile (build) your program.</text:p>
        </text:list-item>
        <text:list-item>
          <text:p text:style-name="P19">Oh no, something went wrong! Can you fix this problem?</text:p>
        </text:list-item>
        <text:list-item>
          <text:p text:style-name="P19">Once you can compile your program without errors, execute it.</text:p>
        </text:list-item>
        <text:list-item>
          <text:p text:style-name="P19">Make a backup of your project.</text:p>
        </text:list-item>
      </text:list>
      <text:h text:style-name="Heading_20_2" text:outline-level="2"><text:bookmark-start text:name="exploring-the-documentation"/>Exploring the Documentation<text:bookmark-end text:name="exploring-the-documentation"/></text:h>
      <text:p text:style-name="First_20_paragraph">The documentation for C# is packed with useful information and efforts are made to make it accessible to beginners. The goal of this exercise is to help you realize that it contains answers to questions you may have asked yourself, like “what is a solution?” or “what does the <text:span text:style-name="KeywordTok">namespace</text:span> keyword do?”.</text:p>
      <text:p text:style-name="Text_20_body">The documentation for C# is at <text:a xlink:type="simple" xlink:href="https://docs.microsoft.com/en-us/dotnet/csharp/" office:name=""><text:span text:style-name="Definition">https://docs.microsoft.com/en-us/dotnet/csharp/</text:span></text:a>. To get started, have a look at “Introduction” at <text:a xlink:type="simple" xlink:href="https://docs.microsoft.com/en-us/dotnet/csharp/language-reference/language-specification/introduction/" office:name=""><text:span text:style-name="Definition">https://docs.microsoft.com/en-us/dotnet/csharp/language-reference/language-specification/introduction/</text:span></text:a> and answer the following:</text:p>
      <text:list text:style-name="L11">
        <text:list-item>
          <text:p text:style-name="P24">What C# langauge feature is responsible for reclaiming unused memory?</text:p>
        </text:list-item>
        <text:list-item>
          <text:p text:style-name="P24">What file extension is used by C# source code files?</text:p>
        </text:list-item>
        <text:list-item>
          <text:p text:style-name="P24">Can you list 3 different C# data types?</text:p>
        </text:list-item>
      </text:list>
      <text:p text:style-name="First_20_paragraph">C# programs often use namespaces as a way of organizing large code projects, and your IDE may create a <text:span text:style-name="KeywordTok">namespace</text:span> when you create a new program. Read the page at <text:a xlink:type="simple" xlink:href="https://docs.microsoft.com/en-us/dotnet/csharp/programming-guide/namespaces/" office:name=""><text:span text:style-name="Definition">https://docs.microsoft.com/en-us/dotnet/csharp/programming-guide/namespaces/</text:span></text:a>. Do you know an example of a namespace that we have used?</text:p>
      <text:h text:style-name="Heading_20_2" text:outline-level="2"><text:bookmark-start text:name="more-about-displaying-characters-on-the-screen"/>More About Displaying Characters on the Screen<text:bookmark-end text:name="more-about-displaying-characters-on-the-screen"/></text:h>
      <text:list text:style-name="L12">
        <text:list-item>
          <text:p text:style-name="P25">Create a new project.</text:p>
        </text:list-item>
        <text:list-item>
          <text:p text:style-name="P25">Edit the <text:span text:style-name="NormalTok">Main</text:span> method so that when compiled and executed, your program will display the following on the screen:</text:p>
        </text:list-item>
      </text:list>
      <text:p text:style-name="P26"><text:s text:c="3"/>!</text:p>
      <text:p text:style-name="P27"><text:s text:c="2"/>!!!</text:p>
      <text:p text:style-name="P28">!!!!!!!</text:p>
      <text:list text:style-name="L13">
        <text:list-item>
          <text:p text:style-name="P29">We will now use the “Find and Replace” feature of your IDE. Look for it in the top menu of your IDE, typically <text:span text:style-name="NormalTok">Edit </text:span><text:span text:style-name="OperatorTok">&gt;</text:span><text:span text:style-name="NormalTok"><text:s text:c="1"/>Find and Replace </text:span><text:span text:style-name="OperatorTok">&gt;</text:span><text:span text:style-name="NormalTok"><text:s text:c="1"/>Find </text:span><text:span text:style-name="KeywordTok">in</text:span><text:span text:style-name="NormalTok"><text:s text:c="1"/>Files</text:span> or <text:span text:style-name="NormalTok">Edit </text:span><text:span text:style-name="OperatorTok">&gt;</text:span><text:span text:style-name="NormalTok"><text:s text:c="1"/>Find </text:span><text:span text:style-name="OperatorTok">&gt;</text:span><text:span text:style-name="NormalTok"><text:s text:c="1"/>Replace</text:span>.</text:p>
        </text:list-item>
        <text:list-item>
          <text:p text:style-name="P29">In the panel that appears, enter the following:</text:p>
          <text:list text:style-name="L14">
            <text:list-item>
              <text:p text:style-name="P30">(Find what) <text:span text:style-name="OperatorTok">!</text:span></text:p>
            </text:list-item>
            <text:list-item>
              <text:p text:style-name="P30">(Replace with) <text:span text:style-name="OperatorTok">*</text:span></text:p>
            </text:list-item>
          </text:list>
        </text:list-item>
        <text:list-item>
          <text:p text:style-name="P29">Hit “Replace All” and note the modifications in your program.</text:p>
        </text:list-item>
        <text:list-item>
          <text:p text:style-name="P29">As you can see, this is a really useful feature of your IDE, but also a really dangerous one. If you were to replace all the <text:span text:style-name="OperatorTok">*</text:span> characters with <text:span text:style-name="OperatorTok">!</text:span> in all the programs we wrote so far, what could possibly go wrong?</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Your First Own Program</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8T03:33:49Z</meta:creation-date>
    <dc:date>2021-06-08T03:33:49Z</dc:date>
    <meta:user-defined meta:name="date" meta:value-type="string">June   7, 2021 (11:33:3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